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11000039E20341C359.svm"/>
  <manifest:file-entry manifest:media-type="" manifest:full-path="Pictures/2000000700002ACB00001B64C13BA5D5.svm"/>
  <manifest:file-entry manifest:media-type="" manifest:full-path="Pictures/200000070000793D00002B9E6793AF4A.svm"/>
  <manifest:file-entry manifest:media-type="" manifest:full-path="Pictures/2000000700007A950000328B7C59217C.svm"/>
  <manifest:file-entry manifest:media-type="" manifest:full-path="Pictures/200000070000548C000031D2A2FF113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 style:list-style-name="L1">
      <style:text-properties style:font-name="Arial" fo:font-size="11pt" style:font-size-asian="11pt" style:font-size-complex="11pt"/>
    </style:style>
    <style:style style:name="P3" style:family="paragraph" style:parent-style-name="Standard" style:list-style-name="L2">
      <style:text-properties style:font-name="Arial" fo:font-size="11pt" style:font-size-asian="11pt" style:font-size-complex="11pt"/>
    </style:style>
    <style:style style:name="P4" style:family="paragraph" style:parent-style-name="Standard" style:list-style-name="L3">
      <style:text-properties style:font-name="Arial" fo:font-size="11pt" style:font-size-asian="11pt" style:font-size-complex="11pt"/>
    </style:style>
    <style:style style:name="P5" style:family="paragraph" style:parent-style-name="Standard" style:list-style-name="L4">
      <style:text-properties style:font-name="Arial" fo:font-size="11pt" style:font-size-asian="11pt" style:font-size-complex="11pt"/>
    </style:style>
    <style:style style:name="P6" style:family="paragraph" style:parent-style-name="Standard" style:list-style-name="L5">
      <style:text-properties style:font-name="Arial" fo:font-size="11pt" style:font-size-asian="11pt" style:font-size-complex="11pt"/>
    </style:style>
    <style:style style:name="P7" style:family="paragraph" style:parent-style-name="Standard" style:list-style-name="L6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nual de utilização do MOBILE ESTOQUE ETIQUETAS</text:p>
      <text:p text:style-name="P1"/>
      <text:p text:style-name="P1"><text:tab/>Siga as instruções abaixo para imprimir as etiquetas coletivas e unitárias dos produtos.</text:p>
      <text:p text:style-name="P1">As imagens mostra o número em vermelho da instrução:</text:p>
      <text:p text:style-name="P1"/>
      <text:p text:style-name="P1"><draw:frame draw:style-name="fr3" draw:name="figuras1" text:anchor-type="paragraph" svg:width="17cm" svg:height="8.264cm" draw:z-index="4"><draw:image xlink:href="Pictures/2000000700007711000039E20341C359.svm" xlink:type="simple" xlink:show="embed" xlink:actuate="onLoad"/></draw:frame></text:p>
      <text:list xml:id="list5484005092414477654" text:style-name="L1">
        <text:list-item>
          <text:p text:style-name="P2">Clique nesse link para fazer o donwload do sistema de impressão de etiquetas. Ele ficará salvo onde você costuma fazer os downloads.</text:p>
        </text:list-item>
        <text:list-item>
          <text:p text:style-name="P2">Clique no link “MEUS PEDIDOS” para ver os pedidos que faltam ser entregues.</text:p>
        </text:list-item>
      </text:list>
      <text:p text:style-name="P1"/>
      <text:p text:style-name="P1"><draw:frame draw:style-name="fr1" draw:name="figuras2" text:anchor-type="paragraph" svg:width="17cm" svg:height="7.008cm" draw:z-index="0"><draw:image xlink:href="Pictures/2000000700007A950000328B7C59217C.svm" xlink:type="simple" xlink:show="embed" xlink:actuate="onLoad"/></draw:frame></text:p>
      <text:list xml:id="list2938502564583698623" text:style-name="L2">
        <text:list-item>
          <text:p text:style-name="P3">Clique no link “DETALHAMENTO” para abrir o pedido de compra que será entregue.</text:p>
        </text:list-item>
      </text:list>
      <text:p text:style-name="P1"/>
      <text:list xml:id="list288905993151930906" text:style-name="L3">
        <text:list-item>
          <text:p text:style-name="P4"><draw:frame draw:style-name="fr1" draw:name="figuras3" text:anchor-type="paragraph" svg:width="17cm" svg:height="6.115cm" draw:z-index="1"><draw:image xlink:href="Pictures/200000070000793D00002B9E6793AF4A.svm" xlink:type="simple" xlink:show="embed" xlink:actuate="onLoad"/></draw:frame><text:soft-page-break/>Clique no botão “BAIXAR ETIQUETAS COLETIVAS” para baixar o arquivo de impressão. Ele ficará salvo onde você costuma fazer os downloads.</text:p>
        </text:list-item>
        <text:list-item>
          <text:p text:style-name="P4">Clique no botão “BAIXAR ETIQUETAS UNITÁRIAS” para baixar o arquivo de impressão. Ele ficará salvo onde você costuma fazer os downloads.</text:p>
        </text:list-item>
      </text:list>
      <text:p text:style-name="P1"/>
      <text:list xml:id="list7105614996006541308" text:style-name="L4">
        <text:list-item>
          <text:p text:style-name="P5"><draw:frame draw:style-name="fr1" draw:name="figuras4" text:anchor-type="paragraph" svg:width="17cm" svg:height="10.017cm" draw:z-index="2"><draw:image xlink:href="Pictures/200000070000548C000031D2A2FF113E.svm" xlink:type="simple" xlink:show="embed" xlink:actuate="onLoad"/></draw:frame>Abra o arquivo “MobileStockEtiquetas.rar”. Ele abrirá uma tela parecida com a de cima. Caso não abra, é necessário baixar e instalar o programa WINRAR que faz a extração de arquivos. </text:p>
        </text:list-item>
        <text:list-item>
          <text:p text:style-name="P5">Clique então em “EXTRACT TO” ou “EXTRAR PARA” e de “OK” na próxima tela para completar. Na mesma pasta onde ele foi baixado aparecerá uma pasta com mesmo nome contendo o sistema de impressão.</text:p>
        </text:list-item>
      </text:list>
      <text:p text:style-name="P1"/>
      <text:p text:style-name="P1"/>
      <text:list xml:id="list1875516927032717725" text:style-name="L5">
        <text:list-item>
          <text:p text:style-name="P6">Na pasta que foi extraída vão conter a pasta “relatorios” e os arquivos “midas.dll” e “MobileStockEtiquetas.exe”. </text:p>
        </text:list-item>
        <text:list-item>
          <text:p text:style-name="P6">Execute o arquivo “MobileStockEtiquetas.exe” e você verá a seguinte tela:</text:p>
        </text:list-item>
      </text:list>
      <text:p text:style-name="P1"/>
      <text:p text:style-name="P1"><draw:frame draw:style-name="fr2" draw:name="figuras5" text:anchor-type="paragraph" svg:width="10.956cm" svg:height="7.011cm" draw:z-index="3"><draw:image xlink:href="Pictures/2000000700002ACB00001B64C13BA5D5.svm" xlink:type="simple" xlink:show="embed" xlink:actuate="onLoad"/></draw:frame><text:soft-page-break/></text:p>
      <text:list xml:id="list2040631258389948856" text:style-name="L6">
        <text:list-item>
          <text:p text:style-name="P7">No sistema clique em “Carregar Etiquetas COLETIVAS”, selecione o arquivo de etiquetas coletivas baixado anteriormente (o arquivo vai salvar com esse nome, igual o exemplo acima).</text:p>
        </text:list-item>
        <text:list-item>
          <text:p text:style-name="P7">Clique em IMPRIMIR para visualizar a impressão das etiquetas. Já está configurada com o tamanho padrão.</text:p>
        </text:list-item>
        <text:list-item>
          <text:p text:style-name="P7"><text:s/>Clique em “Carregar Etiquetas UNITÁRIAS”, selecione o arquivo de etiquetas unitárias baixado anteriormente. Repita o passo 11.</text:p>
        </text:list-item>
      </text:list>
      <text:p text:style-name="P1"/>
      <text:p text:style-name="P1"><text:tab/>O sistema não permite imprimir as duas ao mesmo tempo por isso é necessário carregar uma e imprimir para depois carregar outra e imprimir.</text:p>
      <text:p text:style-name="P1"><text:tab/>As etiquetas estão padronizadas mas é possível configurar outros tamanho. Mas para isso é necessário chamar no suporte da Mobile Stock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5T13:24:44.36</meta:creation-date>
    <dc:date>2019-02-15T14:06:43.23</dc:date>
    <meta:editing-duration>PT42M1S</meta:editing-duration>
    <meta:editing-cycles>4</meta:editing-cycles>
    <meta:generator>OpenOffice/4.1.6$Win32 OpenOffice.org_project/416m1$Build-9790</meta:generator>
    <meta:document-statistic meta:table-count="0" meta:image-count="5" meta:object-count="0" meta:page-count="3" meta:paragraph-count="17" meta:word-count="325" meta:character-count="2015"/>
  </office:meta>
</office:document-meta>
</file>